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5E0000005E48284FC1.png"/>
  <manifest:file-entry manifest:media-type="image/png" manifest:full-path="Pictures/100000000000000800000008913C8356.png"/>
  <manifest:file-entry manifest:media-type="image/png" manifest:full-path="Pictures/10000000000000B4000000874138D207.png"/>
  <manifest:file-entry manifest:media-type="image/png" manifest:full-path="Pictures/100000000000005E0000005E513A4C71.png"/>
  <manifest:file-entry manifest:media-type="image/png" manifest:full-path="Pictures/100000000000005E0000005EE2D09D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00" draw:fill-gradient-name="Gradient_20_4" draw:fill-hatch-name="Blue_20_Triple_20_90_20_Degrees" draw:fill-hatch-solid="false" draw:fill-image-name="Aqua" draw:textarea-horizontal-align="center" draw:textarea-vertical-align="middle"/>
    </style:style>
    <style:style style:name="gr2" style:family="graphic" style:parent-style-name="standard">
      <style:graphic-properties draw:fill="solid" draw:fill-color="#000000" draw:fill-gradient-name="Gradient_20_1" draw:fill-hatch-name="Black_20_0_20_Degrees" draw:fill-hatch-solid="false" draw:fill-image-name="Space" draw:textarea-horizontal-align="center" draw:textarea-vertical-align="middle"/>
    </style:style>
    <style:style style:name="gr3" style:family="graphic" style:parent-style-name="standard">
      <style:graphic-properties draw:fill="solid" draw:fill-color="#008080" draw:fill-gradient-name="Gradient_20_2" draw:fill-hatch-name="Red_20_Crossed_20_45_20_Degrees" draw:fill-hatch-solid="false" draw:fill-image-name="Stone" draw:textarea-horizontal-align="center" draw:textarea-vertical-align="middle"/>
    </style:style>
    <style:style style:name="gr4" style:family="graphic" style:parent-style-name="standard">
      <style:graphic-properties draw:fill="solid" draw:fill-color="#00ff00" draw:fill-gradient-name="Gradient_20_1" draw:fill-hatch-name="Blue_20_Crossed_20_0_20_Degrees" draw:fill-hatch-solid="false" draw:fill-image-name="Empty" draw:textarea-horizontal-align="center" draw:textarea-vertical-align="middle"/>
    </style:style>
    <style:style style:name="gr5" style:family="graphic" style:parent-style-name="standard">
      <style:graphic-properties draw:stroke="none" draw:fill="hatch" draw:fill-hatch-name="Blue_20_Crossed_20_45_20_Degrees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ff00" draw:fill-gradient-name="Gradient_20_4" draw:fill-hatch-name="Blue_20_Triple_20_90_20_Degrees" draw:fill-hatch-solid="false" draw:fill-image-name="Aqua" draw:opacity-name="Transparency_20_3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0000" draw:fill-gradient-name="Gradient_20_1" draw:fill-hatch-name="Black_20_0_20_Degrees" draw:fill-hatch-solid="false" draw:fill-image-name="Space" draw:opacity="50%" draw:textarea-horizontal-align="center" draw:textarea-vertical-align="middle" draw:shadow-opacity="50%"/>
    </style:style>
    <style:style style:name="gr8" style:family="graphic" style:parent-style-name="standard">
      <style:graphic-properties draw:stroke="none" draw:fill="solid" draw:fill-color="#008080" draw:fill-gradient-name="Gradient_20_2" draw:fill-hatch-name="Red_20_Crossed_20_45_20_Degrees" draw:fill-hatch-solid="false" draw:fill-image-name="Stone" draw:opacity-name="Transparency_20_1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00ff00" draw:fill-gradient-name="Gradient_20_1" draw:fill-hatch-name="Blue_20_Crossed_20_0_20_Degrees" draw:fill-hatch-solid="false" draw:fill-image-name="Empty" draw:opacity-name="Transparency_20_2" draw:textarea-horizontal-align="center" draw:textarea-vertical-align="middle"/>
    </style:style>
    <style:style style:name="gr10" style:family="graphic" style:parent-style-name="standard">
      <style:graphic-properties draw:fill="hatch" draw:fill-gradient-name="Gradient_20_4" draw:fill-hatch-name="Blue_20_Triple_20_90_20_Degrees" draw:fill-image-name="Aqua" draw:textarea-horizontal-align="center" draw:textarea-vertical-align="middle"/>
    </style:style>
    <style:style style:name="gr11" style:family="graphic" style:parent-style-name="standard">
      <style:graphic-properties draw:fill="hatch" draw:fill-gradient-name="Gradient_20_1" draw:fill-hatch-name="Black_20_0_20_Degrees" draw:fill-image-name="Space" draw:textarea-horizontal-align="center" draw:textarea-vertical-align="middle"/>
    </style:style>
    <style:style style:name="gr12" style:family="graphic" style:parent-style-name="standard">
      <style:graphic-properties draw:fill="hatch" draw:fill-gradient-name="Gradient_20_2" draw:fill-hatch-name="Red_20_Crossed_20_45_20_Degrees" draw:fill-image-name="Stone" draw:textarea-horizontal-align="center" draw:textarea-vertical-align="middle"/>
    </style:style>
    <style:style style:name="gr13" style:family="graphic" style:parent-style-name="standard">
      <style:graphic-properties draw:fill="hatch" draw:fill-gradient-name="Gradient_20_3" draw:fill-hatch-name="Blue_20_Crossed_20_0_20_Degrees" draw:fill-image-name="Empty" draw:textarea-horizontal-align="center" draw:textarea-vertical-align="middle"/>
    </style:style>
    <style:style style:name="gr14" style:family="graphic" style:parent-style-name="standard">
      <style:graphic-properties draw:fill="bitmap" draw:fill-image-name="Aqua" draw:textarea-horizontal-align="center" draw:textarea-vertical-align="middle"/>
    </style:style>
    <style:style style:name="gr15" style:family="graphic" style:parent-style-name="standard">
      <style:graphic-properties draw:fill="bitmap" draw:fill-image-name="Space" draw:textarea-horizontal-align="center" draw:textarea-vertical-align="middle"/>
    </style:style>
    <style:style style:name="gr16" style:family="graphic" style:parent-style-name="standard">
      <style:graphic-properties draw:fill="bitmap" draw:fill-image-name="Stone" draw:textarea-horizontal-align="center" draw:textarea-vertical-align="middle"/>
    </style:style>
    <style:style style:name="gr17" style:family="graphic" style:parent-style-name="standard">
      <style:graphic-properties draw:fill="bitmap" draw:fill-image-name="Wall" draw:textarea-horizontal-align="center" draw:textarea-vertical-align="middle"/>
    </style:style>
    <style:style style:name="gr18" style:family="graphic" style:parent-style-name="standard">
      <style:graphic-properties draw:fill="gradient" draw:fill-gradient-name="Gradient_20_4" draw:fill-image-name="Aqua" draw:textarea-horizontal-align="center" draw:textarea-vertical-align="middle"/>
    </style:style>
    <style:style style:name="gr19" style:family="graphic" style:parent-style-name="standard">
      <style:graphic-properties draw:fill="gradient" draw:fill-gradient-name="Gradient_20_1" draw:fill-image-name="Space" draw:textarea-horizontal-align="center" draw:textarea-vertical-align="middle"/>
    </style:style>
    <style:style style:name="gr20" style:family="graphic" style:parent-style-name="standard">
      <style:graphic-properties draw:fill="gradient" draw:fill-gradient-name="Gradient_20_2" draw:fill-image-name="Stone" draw:textarea-horizontal-align="center" draw:textarea-vertical-align="middle"/>
    </style:style>
    <style:style style:name="gr21" style:family="graphic" style:parent-style-name="standard">
      <style:graphic-properties draw:fill="gradient" draw:fill-gradient-name="Gradient_20_3" draw:fill-image-name="Wall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784cm" fo:min-width="0cm" fo:padding-top="0cm" fo:padding-bottom="0cm" fo:padding-left="0cm" fo:padding-right="0cm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2.376cm"/>
    </style:style>
    <style:style style:name="P1" style:family="paragraph">
      <style:paragraph-properties fo:margin-left="0cm" fo:margin-right="0cm" fo:line-height="93%" text:enable-numbering="false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2.8000001907349pt"/>
    </style:style>
    <style:style style:name="T1" style:family="text">
      <style:text-properties fo:font-family="Arial" style:font-family-generic="swiss" style:font-pitch="variable" fo:font-size="32pt" fo:language="en" fo:country="GB" fo:font-weight="bold" style:font-family-asian="'HG Mincho Light J'" style:font-pitch-asian="variable" style:font-size-asian="32pt" style:language-asian="en" style:country-asian="GB" style:font-family-complex="'HG Mincho Light J'" style:font-pitch-complex="variable" style:font-size-complex="32pt" style:language-complex="en" style:country-complex="G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51cm" svg:height="1.784cm" svg:x="3.344cm" svg:y="0.972cm" presentation:class="title" presentation:user-transformed="true">
          <draw:text-box>
            <text:p text:style-name="P1"><text:span text:style-name="T1">Block colour fill</text:span></text:p>
          </draw:text-box>
        </draw:frame>
        <draw:path draw:style-name="gr1" draw:layer="layout" svg:width="15.276cm" svg:height="5.908cm" svg:x="10.837cm" svg:y="12.245cm" svg:viewBox="0 0 15277 5909" svg:d="m9061 515c-3820 2097 4040 4312-3769 2110-7810-2202 6203-1345 7758 2031 1555 3375-11968-845-1674-3402 10294-2558-2247-726-9381 1253-7133 1978 7150-1979 7150-1979z">
          <text:p/>
        </draw:path>
        <draw:rect draw:style-name="gr2" draw:layer="layout" svg:width="9.189cm" svg:height="5.827cm" svg:x="2.202cm" svg:y="3.932cm">
          <text:p/>
        </draw:rect>
        <draw:ellipse draw:style-name="gr3" draw:layer="layout" svg:width="8.3cm" svg:height="5.076cm" svg:x="15.348cm" svg:y="3.884cm">
          <text:p/>
        </draw:ellipse>
        <draw:polygon draw:style-name="gr4" draw:text-style-name="P2" draw:layer="layout" svg:width="9.226cm" svg:height="7.661cm" svg:x="1.699cm" svg:y="10.758cm" svg:viewBox="0 0 9227 7662" draw:points="6504,309 185,5383 6966,7661 0,0 9226,4296 6689,309">
          <text:p/>
        </draw:polygon>
        <presentation:notes draw:style-name="dp2">
          <office:forms form:automatic-focus="false" form:apply-design-mode="false"/>
          <draw:page-thumbnail draw:layer="layout" svg:width="12.398cm" svg:height="10.168cm" svg:x="3.086cm" svg:y="2.048cm" draw:page-number="1"/>
          <draw:frame presentation:style-name="pr2" draw:text-style-name="P3" draw:layer="layout" svg:width="13.787cm" svg:height="12.376cm" svg:x="2.469cm" svg:y="13.0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5" draw:text-style-name="P2" draw:layer="layout" svg:width="25.513cm" svg:height="17.253cm" svg:x="0cm" svg:y="2.855cm">
          <text:p/>
        </draw:rect>
        <draw:frame presentation:style-name="pr1" draw:text-style-name="P1" draw:layer="layout" svg:width="23.129cm" svg:height="1.784cm" svg:x="1.366cm" svg:y="0.972cm" presentation:class="title" presentation:user-transformed="true">
          <draw:text-box>
            <text:p text:style-name="P1"><text:span text:style-name="T1">Transparency gradient, block color, no line</text:span></text:p>
          </draw:text-box>
        </draw:frame>
        <draw:path draw:style-name="gr6" draw:layer="layout" svg:width="15.276cm" svg:height="5.908cm" svg:x="10.837cm" svg:y="12.246cm" svg:viewBox="0 0 15277 5909" svg:d="m9061 515c-3820 2097 4040 4312-3769 2110-7810-2202 6203-1345 7758 2031 1555 3375-11968-845-1674-3402 10294-2558-2247-726-9381 1253-7133 1978 7150-1979 7150-1979z">
          <text:p/>
        </draw:path>
        <draw:rect draw:style-name="gr7" draw:layer="layout" svg:width="9.189cm" svg:height="5.827cm" svg:x="2.202cm" svg:y="3.933cm">
          <text:p/>
        </draw:rect>
        <draw:ellipse draw:style-name="gr8" draw:layer="layout" svg:width="8.3cm" svg:height="5.076cm" svg:x="15.348cm" svg:y="3.885cm">
          <text:p/>
        </draw:ellipse>
        <draw:polygon draw:style-name="gr9" draw:text-style-name="P2" draw:layer="layout" svg:width="9.226cm" svg:height="7.661cm" svg:x="1.699cm" svg:y="10.759cm" svg:viewBox="0 0 9227 7662" draw:points="6504,309 185,5383 6966,7661 0,0 9226,4296 6689,309">
          <text:p/>
        </draw:polygon>
        <presentation:notes draw:style-name="dp2">
          <office:forms form:automatic-focus="false" form:apply-design-mode="false"/>
          <draw:page-thumbnail draw:layer="layout" svg:width="12.398cm" svg:height="10.168cm" svg:x="3.086cm" svg:y="2.048cm" draw:page-number="2"/>
          <draw:frame presentation:style-name="pr2" draw:text-style-name="P3" draw:layer="layout" svg:width="13.787cm" svg:height="12.376cm" svg:x="2.469cm" svg:y="13.0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51cm" svg:height="1.784cm" svg:x="3.344cm" svg:y="0.972cm" presentation:class="title" presentation:user-transformed="true">
          <draw:text-box>
            <text:p text:style-name="P1"><text:span text:style-name="T1">Hatching fill</text:span></text:p>
          </draw:text-box>
        </draw:frame>
        <draw:path draw:style-name="gr10" draw:layer="layout" svg:width="15.276cm" svg:height="5.908cm" svg:x="10.837cm" svg:y="12.245cm" svg:viewBox="0 0 15277 5909" svg:d="m9061 515c-3820 2097 4040 4312-3769 2110-7810-2202 6203-1345 7758 2031 1555 3375-11968-845-1674-3402 10294-2558-2247-726-9381 1253-7133 1978 7150-1979 7150-1979z">
          <text:p/>
        </draw:path>
        <draw:rect draw:style-name="gr11" draw:layer="layout" svg:width="9.189cm" svg:height="5.827cm" svg:x="2.202cm" svg:y="3.932cm">
          <text:p/>
        </draw:rect>
        <draw:ellipse draw:style-name="gr12" draw:layer="layout" svg:width="8.3cm" svg:height="5.076cm" svg:x="15.348cm" svg:y="3.884cm">
          <text:p/>
        </draw:ellipse>
        <draw:polygon draw:style-name="gr13" draw:text-style-name="P2" draw:layer="layout" svg:width="9.226cm" svg:height="7.661cm" svg:x="1.699cm" svg:y="10.758cm" svg:viewBox="0 0 9227 7662" draw:points="6504,309 185,5383 6966,7661 0,0 9226,4296 6689,309">
          <text:p/>
        </draw:polygon>
        <presentation:notes draw:style-name="dp2">
          <office:forms form:automatic-focus="false" form:apply-design-mode="false"/>
          <draw:page-thumbnail draw:layer="layout" svg:width="12.398cm" svg:height="10.168cm" svg:x="3.086cm" svg:y="2.048cm" draw:page-number="3"/>
          <draw:frame presentation:style-name="pr2" draw:text-style-name="P3" draw:layer="layout" svg:width="13.787cm" svg:height="12.376cm" svg:x="2.469cm" svg:y="13.05cm" presentation:class="notes" presentation:placeholder="true" presentation:user-transformed="true">
            <draw:text-box/>
          </draw:frame>
        </presentation:notes>
      </draw:page>
      <draw:page draw:name="Bitmap fill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51cm" svg:height="1.784cm" svg:x="3.344cm" svg:y="0.972cm" presentation:class="title" presentation:user-transformed="true">
          <draw:text-box>
            <text:p text:style-name="P1"><text:span text:style-name="T1">Bitmap fill</text:span></text:p>
          </draw:text-box>
        </draw:frame>
        <draw:path draw:style-name="gr14" draw:layer="layout" svg:width="15.276cm" svg:height="5.908cm" svg:x="11.503cm" svg:y="11.546cm" svg:viewBox="0 0 15277 5909" svg:d="m9061 515c-3820 2097 4040 4312-3769 2110-7810-2202 6203-1345 7758 2031 1555 3375-11968-845-1674-3402 10294-2558-2247-726-9381 1253-7133 1978 7150-1979 7150-1979z">
          <text:p/>
        </draw:path>
        <draw:rect draw:style-name="gr15" draw:layer="layout" svg:width="9.189cm" svg:height="5.827cm" svg:x="2.202cm" svg:y="3.932cm">
          <text:p/>
        </draw:rect>
        <draw:ellipse draw:style-name="gr16" draw:layer="layout" svg:width="8.3cm" svg:height="5.076cm" svg:x="15.348cm" svg:y="3.884cm">
          <text:p/>
        </draw:ellipse>
        <draw:polygon draw:style-name="gr17" draw:text-style-name="P2" draw:layer="layout" svg:width="9.226cm" svg:height="7.661cm" svg:x="1.699cm" svg:y="10.758cm" svg:viewBox="0 0 9227 7662" draw:points="6504,309 185,5383 6966,7661 0,0 9226,4296 6689,309">
          <text:p/>
        </draw:polygon>
        <presentation:notes draw:style-name="dp2">
          <office:forms form:automatic-focus="false" form:apply-design-mode="false"/>
          <draw:page-thumbnail draw:layer="layout" svg:width="12.398cm" svg:height="10.168cm" svg:x="3.086cm" svg:y="2.048cm" draw:page-number="4"/>
          <draw:frame presentation:style-name="pr2" draw:text-style-name="P3" draw:layer="layout" svg:width="13.787cm" svg:height="12.376cm" svg:x="2.469cm" svg:y="13.0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51cm" svg:height="1.784cm" svg:x="3.344cm" svg:y="0.972cm" presentation:class="title" presentation:user-transformed="true">
          <draw:text-box>
            <text:p text:style-name="P1"><text:span text:style-name="T1">Gradient fill</text:span></text:p>
          </draw:text-box>
        </draw:frame>
        <draw:path draw:style-name="gr18" draw:layer="layout" svg:width="15.276cm" svg:height="5.908cm" svg:x="10.837cm" svg:y="12.245cm" svg:viewBox="0 0 15277 5909" svg:d="m9061 515c-3820 2097 4040 4312-3769 2110-7810-2202 6203-1345 7758 2031 1555 3375-11968-845-1674-3402 10294-2558-2247-726-9381 1253-7133 1978 7150-1979 7150-1979z">
          <text:p/>
        </draw:path>
        <draw:rect draw:style-name="gr19" draw:layer="layout" svg:width="9.189cm" svg:height="5.827cm" svg:x="2.202cm" svg:y="3.932cm">
          <text:p/>
        </draw:rect>
        <draw:ellipse draw:style-name="gr20" draw:layer="layout" svg:width="8.3cm" svg:height="5.076cm" svg:x="15.348cm" svg:y="3.884cm">
          <text:p/>
        </draw:ellipse>
        <draw:polygon draw:style-name="gr21" draw:text-style-name="P2" draw:layer="layout" svg:width="9.226cm" svg:height="7.661cm" svg:x="1.699cm" svg:y="10.758cm" svg:viewBox="0 0 9227 7662" draw:points="6504,309 185,5383 6966,7661 0,0 9226,4296 6689,309">
          <text:p/>
        </draw:polygon>
        <presentation:notes draw:style-name="dp2">
          <office:forms form:automatic-focus="false" form:apply-design-mode="false"/>
          <draw:page-thumbnail draw:layer="layout" svg:width="12.398cm" svg:height="10.168cm" svg:x="3.086cm" svg:y="2.048cm" draw:page-number="5"/>
          <draw:frame presentation:style-name="pr2" draw:text-style-name="P3" draw:layer="layout" svg:width="13.787cm" svg:height="12.376cm" svg:x="2.469cm" svg:y="13.0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Aqua" xlink:href="Pictures/100000000000005E0000005E513A4C71.png" xlink:type="simple" xlink:show="embed" xlink:actuate="onLoad"/>
    <draw:fill-image draw:name="Empty" xlink:href="Pictures/100000000000000800000008913C8356.png" xlink:type="simple" xlink:show="embed" xlink:actuate="onLoad"/>
    <draw:fill-image draw:name="Space" xlink:href="Pictures/100000000000005E0000005EE2D09D89.png" xlink:type="simple" xlink:show="embed" xlink:actuate="onLoad"/>
    <draw:fill-image draw:name="Stone" xlink:href="Pictures/100000000000005E0000005E48284FC1.png" xlink:type="simple" xlink:show="embed" xlink:actuate="onLoad"/>
    <draw:fill-image draw:name="Wall" xlink:href="Pictures/10000000000000B4000000874138D207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2</text:page-number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2</text:page-number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Default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1" draw:text-style-name="P1" draw:layer="backgroundobjects" svg:width="6.523cm" svg:height="1.448cm" svg:x="1.4cm" svg:y="19.131cm" presentation:class="date-time" presentation:user-transformed="tru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 presentation:user-transformed="true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 presentation:user-transformed="true">
        <draw:text-box>
          <text:p text:style-name="P2"><text:page-number>2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 presentation:user-transformed="true">
          <draw:text-box/>
        </draw:frame>
        <draw:frame presentation:style-name="pr2" draw:text-style-name="P1" draw:layer="backgroundobjects" svg:width="9.108cm" svg:height="1.484cm" svg:x="0cm" svg:y="0cm" presentation:class="header" presentation:user-transformed="true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 presentation:user-transformed="tru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 presentation:user-transformed="true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 presentation:user-transformed="true">
          <draw:text-box>
            <text:p text:style-name="P2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initial-creator>Michael Meeks</meta:initial-creator>
    <meta:creation-date>2005-08-09T12:11:06</meta:creation-date>
    <dc:creator>Michael Meeks</dc:creator>
    <dc:date>2005-08-09T12:24:30</dc:date>
    <dc:language>en-US</dc:language>
    <meta:editing-cycles>6</meta:editing-cycles>
    <meta:editing-duration>PT13M26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